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hetsarath OT" svg:font-family="'Phetsarath O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9">
      <style:graphic-properties fo:min-height="12.75cm"/>
    </style:style>
    <style:style style:name="pr9" style:family="presentation" style:parent-style-name="Alizarin0-notes">
      <style:graphic-properties draw:fill-color="#ffffff" draw:auto-grow-height="true" fo:min-height="13.364cm"/>
    </style:style>
    <style:style style:name="co1" style:family="table-column">
      <style:table-column-properties style:column-width="7.697cm" style:use-optimal-column-width="false"/>
    </style:style>
    <style:style style:name="co2" style:family="table-column">
      <style:table-column-properties style:column-width="4.361cm" style:use-optimal-column-width="false"/>
    </style:style>
    <style:style style:name="co3" style:family="table-column">
      <style:table-column-properties style:column-width="4.973cm" style:use-optimal-column-width="false"/>
    </style:style>
    <style:style style:name="co4" style:family="table-column">
      <style:table-column-properties style:column-width="4.63cm" style:use-optimal-column-width="false"/>
    </style:style>
    <style:style style:name="co5" style:family="table-column">
      <style:table-column-properties style:column-width="4.38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Phetsarath OT" fo:font-size="26pt" fo:font-style="normal" fo:text-shadow="none" style:text-underline-style="none" fo:font-weight="600" style:letter-kerning="true" style:font-name-asian="Phetsarath OT" style:font-name-complex="Phetsarath OT" style:text-emphasize="none" style:font-relief="none" style:text-overline-style="none" style:text-overline-color="font-color"/>
    </style:style>
    <style:style style:name="T2" style:family="text">
      <style:text-properties style:font-name="Phetsarath OT" style:font-name-asian="Phetsarath OT" style:font-name-complex="Phetsarath OT"/>
    </style:style>
    <style:style style:name="T3" style:family="text">
      <style:text-properties style:font-name="Phetsarath OT" fo:font-weight="bold" style:font-name-asian="Phetsarath OT" style:font-weight-asian="bold" style:font-name-complex="Phetsarath OT" style:font-weight-complex="bold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a">
        <style:list-level-properties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7.2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I" text:start-value="2">
        <style:list-level-properties/>
        <style:text-properties style:use-window-font-color="true" fo:font-size="100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10">
      <text:list-level-style-number text:level="1" style:num-suffix="." style:num-format="1" text:start-value="2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pen FIAS</text:p>
          </draw:text-box>
        </draw:frame>
        <draw:frame presentation:style-name="pr2" draw:text-style-name="P2" draw:layer="layout" svg:width="25.5cm" svg:height="7cm" svg:x="19.2cm" svg:y="13.8cm" presentation:class="subtitle" presentation:user-transformed="true">
          <draw:text-box>
            <text:p text:style-name="P1">БЮ от MAPS.ME</text:p>
            <text:p text:style-name="P1"/>
            <text:p text:style-name="P1">Технотрек</text:p>
            <text:p text:style-name="P1">Состав:</text:p>
            <text:p text:style-name="P1">Воронов Артем</text:p>
            <text:p text:style-name="P1">Пахомов Михаил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n FIAS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Web-интерфейс для ручного геокодирования</text:p>
              </text:list-item>
              <text:list-item>
                <text:p text:style-name="P4">адресов ФИАС</text:p>
              </text:list-item>
              <text:list-item>
                <text:p text:style-name="P4"/>
              </text:list-item>
              <text:list-item>
                <text:p text:style-name="P4">Геокодирование — процесс назначения географических идентификаторов (таких как географические координаты, выраженные в виде широты и долготы) объектам карты и записям данных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Цель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4">
              <text:list-item>
                <text:p text:style-name="P5"><text:span text:style-name="T1"><text:s/></text:span><text:span text:style-name="T1">п</text:span><text:span text:style-name="T2">овышение качества данных адресной информации в </text:span><text:span text:style-name="T3">OSM</text:span><text:span text:style-name="T2"> по РФ</text:span></text:p>
              </text:list-item>
              <text:list-item>
                <text:p text:style-name="P4"><text:s/>геокодирование БД ФИАС</text:p>
              </text:list-item>
              <text:list-item>
                <text:p text:style-name="P4"><text:s/>создание собственного адресного хранилища MAPS.ME</text:p>
              </text:list-item>
            </text:list>
            <text:list text:style-name="L3">
              <text:list-item>
                <text:p text:style-name="P4">(На текущий момент БД адресов ФИАС содержит более ±26 000 000 адресных объектов размечено всего лишь чуть более 5 000 000 объектов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Функционал</text:p>
          </draw:text-box>
        </draw:frame>
        <draw:frame presentation:style-name="pr5" draw:text-style-name="P4" draw:layer="layout" svg:width="25.5cm" svg:height="8.5cm" svg:x="1.1cm" svg:y="7.1cm" presentation:class="outline" presentation:user-transformed="true">
          <draw:text-box>
            <text:list text:style-name="L4">
              <text:list-item>
                <text:p><text:s/>Авторизация с помощью OSM ID </text:p>
              </text:list-item>
              <text:list-item>
                <text:p><text:s/>Пользователи OSM могут добавлять данные геокодирования</text:p>
              </text:list-item>
              <text:list-item>
                <text:p><text:s/>Неавторизованные пользователи могут добавлять те же данные в поле Notes</text:p>
              </text:list-item>
              <text:list-item>
                <text:p><text:s/>Сбор статистики улучшения качества кар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Аудитория</text:p>
          </draw:text-box>
        </draw:frame>
        <draw:frame presentation:style-name="pr5" draw:text-style-name="P4" draw:layer="layout" svg:width="25.5cm" svg:height="5.7cm" svg:x="1cm" svg:y="7.9cm" presentation:class="outline" presentation:user-transformed="true">
          <draw:text-box>
            <text:list text:style-name="L4">
              <text:list-item>
                <text:p text:style-name="P4"><text:span text:style-name="T4"><text:s/></text:span><text:span text:style-name="T4">OSM сообщество</text:span></text:p>
              </text:list-item>
              <text:list-item>
                <text:p text:style-name="P4"><text:s/>неравнодушные к качеству пользователи карт, базирующихся на OSM</text:p>
              </text:list-item>
              <text:list-item>
                <text:p text:style-name="P4"><text:s/>используещие ресурс в целях обучения работы с картам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Конкуренты</text:p>
          </draw:text-box>
        </draw:frame>
        <draw:frame draw:style-name="standard" draw:layer="layout" svg:width="26.046cm" svg:height="5.831cm" svg:x="0.979cm" svg:y="8.5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6">Название</text:p>
              </table:table-cell>
              <table:table-cell>
                <text:p text:style-name="P6">Карты</text:p>
              </table:table-cell>
              <table:table-cell>
                <text:p text:style-name="P6">Простой UI</text:p>
              </table:table-cell>
              <table:table-cell>
                <text:p text:style-name="P6">Бесплатность</text:p>
              </table:table-cell>
              <table:table-cell>
                <text:p text:style-name="P6">Ограничения</text:p>
              </table:table-cell>
            </table:table-row>
            <table:table-row table:style-name="ro1" table:default-cell-style-name="ce1">
              <table:table-cell>
                <text:p text:style-name="P6">Google Geocoding</text:p>
              </table:table-cell>
              <table:table-cell>
                <text:p text:style-name="P6">свои</text:p>
              </table:table-cell>
              <table:table-cell>
                <text:p text:style-name="P6">+-</text:p>
              </table:table-cell>
              <table:table-cell>
                <text:p text:style-name="P6">+-</text:p>
              </table:table-cell>
              <table:table-cell>
                <text:p text:style-name="P6">2500/сут</text:p>
              </table:table-cell>
            </table:table-row>
            <table:table-row table:style-name="ro1" table:default-cell-style-name="ce1">
              <table:table-cell>
                <text:p text:style-name="P6">Яндекс Геокодирование</text:p>
              </table:table-cell>
              <table:table-cell>
                <text:p text:style-name="P6">свои</text:p>
              </table:table-cell>
              <table:table-cell>
                <text:p text:style-name="P6">+-</text:p>
              </table:table-cell>
              <table:table-cell>
                <text:p text:style-name="P6">+-</text:p>
              </table:table-cell>
              <table:table-cell>
                <text:p text:style-name="P6">25000/сут</text:p>
              </table:table-cell>
            </table:table-row>
            <table:table-row table:style-name="ro1" table:default-cell-style-name="ce1">
              <table:table-cell>
                <text:p text:style-name="P6">OpenStreetMap</text:p>
              </table:table-cell>
              <table:table-cell>
                <text:p text:style-name="P6">открытые</text:p>
              </table:table-cell>
              <table:table-cell>
                <text:p text:style-name="P6">-</text:p>
              </table:table-cell>
              <table:table-cell>
                <text:p text:style-name="P6">+</text:p>
              </table:table-cell>
              <table:table-cell>
                <text:p text:style-name="P6">нет</text:p>
              </table:table-cell>
            </table:table-row>
            <table:table-row table:style-name="ro1" table:default-cell-style-name="ce1">
              <table:table-cell>
                <text:p text:style-name="P6">2ГИС</text:p>
              </table:table-cell>
              <table:table-cell>
                <text:p text:style-name="P6">свои</text:p>
              </table:table-cell>
              <table:table-cell>
                <text:p text:style-name="P6">+-</text:p>
              </table:table-cell>
              <table:table-cell>
                <text:p text:style-name="P6">-</text:p>
              </table:table-cell>
              <table:table-cell>
                <text:p text:style-name="P6">-</text:p>
              </table:table-cell>
            </table:table-row>
            <table:table-row table:style-name="ro1" table:default-cell-style-name="ce1">
              <table:table-cell>
                <text:p text:style-name="P6">Open FIAS</text:p>
              </table:table-cell>
              <table:table-cell>
                <text:p text:style-name="P6">открытые</text:p>
              </table:table-cell>
              <table:table-cell>
                <text:p text:style-name="P6">+</text:p>
              </table:table-cell>
              <table:table-cell>
                <text:p text:style-name="P6">+</text:p>
              </table:table-cell>
              <table:table-cell>
                <text:p text:style-name="P6">нет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admap</text:p>
          </draw:text-box>
        </draw:frame>
        <draw:frame presentation:style-name="pr5" draw:layer="layout" svg:width="26.6cm" svg:height="13cm" svg:x="0.6cm" svg:y="5.5cm" presentation:class="outline" presentation:user-transformed="true">
          <draw:text-box>
            <text:list text:style-name="L6">
              <text:list-item>
                <text:p><text:s/>Backend (Python(Django), PostgreSQL, API OSM)</text:p>
              </text:list-item>
            </text:list>
            <text:list text:style-name="L7">
              <text:list-item>
                <text:list>
                  <text:list-item>
                    <text:p><text:s/>Спроектировать локальную БД для сохранения новых данных</text:p>
                  </text:list-item>
                  <text:list-item>
                    <text:p text:style-name="P7"><text:s/>Функции для обработки данных, пришедших с Frontend'а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/>Предложения адресов</text:p>
                      </text:list-item>
                      <text:list-item>
                        <text:p><text:s/>Валидация принятых данных</text:p>
                      </text:list-item>
                      <text:list-item>
                        <text:p><text:s/>Отправка в OSM</text:p>
                      </text:list-item>
                      <text:list-item>
                        <text:p><text:s/>Логин/Профиль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/>Сбор статистики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9">
              <text:list-item>
                <text:p><text:s/>Frontend (JS(React, Leaflet))</text:p>
              </text:list-item>
            </text:list>
            <text:list text:style-name="L10">
              <text:list-item>
                <text:list>
                  <text:list-item>
                    <text:p><text:s/>Создание страниц, разметка</text:p>
                  </text:list-item>
                  <text:list-item>
                    <text:p><text:s/>Базовое взаимодействие с картой</text:p>
                  </text:list-item>
                  <text:list-item>
                    <text:p><text:s/>Форма заполнения адреса</text:p>
                  </text:list-item>
                  <text:list-item>
                    <text:p><text:s/>Вход(OAuth)/Профиль/Анонимный вход</text:p>
                  </text:list-item>
                  <text:list-item>
                    <text:p><text:s/>Взаимодействие с backend</text:p>
                  </text:list-item>
                  <text:list-item>
                    <text:p><text:s/>Окончательное оформление UI, мобильная верстка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Благодарим за внимание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hetsarath OT" svg:font-family="'Phetsarath O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9:07:02.377884817</meta:creation-date>
    <meta:editing-duration>PT43M</meta:editing-duration>
    <meta:editing-cycles>10</meta:editing-cycles>
    <meta:generator>LibreOffice/6.0.7.3$Linux_X86_64 LibreOffice_project/00m0$Build-3</meta:generator>
    <dc:title>Alizarin</dc:title>
    <dc:date>2019-02-19T22:29:07.020425406</dc:date>
    <meta:document-statistic meta:object-count="72"/>
  </office:meta>
</office:document-meta>
</file>